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51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5.016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1021" table:default-cell-style-name="ce3"/>
        <table:table-row table:style-name="ro1">
          <table:table-cell table:style-name="ce1" office:value-type="string">
            <text:p>Property:</text:p>
          </table:table-cell>
          <table:table-cell/>
          <table:table-cell table:style-name="ce1" office:value-type="string">
            <text:p>Suggestion: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ox: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UpwindWeight)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MassUpwindWeight)</text:p>
          </table:table-cell>
          <table:table-cell table:number-columns-repeated="1023"/>
        </table:table-row>
        <table:table-row table:style-name="ro1">
          <table:table-cell office:value-type="string">
            <text:p>GET_PARAM(TypeTag, bool, EnableVelocityOutput)</text:p>
          </table:table-cell>
          <table:table-cell table:number-columns-repeated="1023"/>
        </table:table-row>
        <table:table-row table:style-name="ro1">
          <table:table-cell office:value-type="string">
            <text:p>GET_PARAM(TypeTag, bool, EnableJacobianRecycling)</text:p>
          </table:table-cell>
          <table:table-cell table:number-columns-repeated="1023"/>
        </table:table-row>
        <table:table-row table:style-name="ro1">
          <table:table-cell office:value-type="string">
            <text:p>GET_PARAM(TypeTag, bool, EnablePartialReassemble)</text:p>
          </table:table-cell>
          <table:table-cell table:number-columns-repeated="1023"/>
        </table:table-row>
        <table:table-row table:style-name="ro1">
          <table:table-cell office:value-type="string">
            <text:p>GET_PARAM(TypeTag, int, NumericDifferenceMethod)</text:p>
          </table:table-cell>
          <table:table-cell table:number-columns-repeated="1023"/>
        </table:table-row>
        <table:table-row table:style-name="ro1">
          <table:table-cell office:value-type="string">
            <text:p>GET_PARAM(TypeTag, bool, EnableHints)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MaxTimeStepSize)</text:p>
          </table:table-cell>
          <table:table-cell table:number-columns-repeated="1023"/>
        </table:table-row>
        <table:table-row table:style-name="ro1">
          <table:table-cell office:value-type="string">
            <text:p>GET_PARAM(TypeTag, bool, EnableSmoothUpwinding)</text:p>
          </table:table-cell>
          <table:table-cell table:number-columns-repeated="1023"/>
        </table:table-row>
        <table:table-row table:style-name="ro1">
          <table:table-cell office:value-type="string">
            <text:p>GET_PARAM(TypeTag, bool, NewtonUseLineSearch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Temperatures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Temperatures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Enthalpies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InternalEnergies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Fugacities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Newton, EnableChop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Porosity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BoundaryTypes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Saturations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Pressures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Velocities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Densities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Mobilities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AverageMolarMass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MassFractions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MoleFractions);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MPNC, VtkAddMolarities)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ecoupled: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ErrorTermFactor)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ErrorTermLowerBound)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ErrorTermUpperBound)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RefineTolerance)</text:p>
          </table:table-cell>
          <table:table-cell/>
          <table:table-cell office:value-type="string">
            <text:p>GET_PARAM_FROM_GROUP(TypeTag, Scalar, GridAdapt, RefineTolerance)</text:p>
          </table:table-cell>
          <table:table-cell table:number-columns-repeated="1021"/>
        </table:table-row>
        <table:table-row table:style-name="ro1">
          <table:table-cell office:value-type="string">
            <text:p>GET_PARAM(TypeTag, Scalar, CoarsenTolerance)</text:p>
          </table:table-cell>
          <table:table-cell/>
          <table:table-cell office:value-type="string">
            <text:p>GET_PARAM_FROM_GROUP(TypeTag, Scalar, GridAdapt, CoarsenTolerance)</text:p>
          </table:table-cell>
          <table:table-cell table:number-columns-repeated="1021"/>
        </table:table-row>
        <table:table-row table:style-name="ro1">
          <table:table-cell office:value-type="string">
            <text:p>GET_PARAM(TypeTag, bool, SwitchNormals)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CFLFactor)</text:p>
          </table:table-cell>
          <table:table-cell/>
          <table:table-cell office:value-type="string">
            <text:p>GET_PARAM_FROM_GROUP(TypeTag, Scalar, IMPES, CFLFactor)</text:p>
          </table:table-cell>
          <table:table-cell table:number-columns-repeated="1021"/>
        </table:table-row>
        <table:table-row table:style-name="ro1">
          <table:table-cell office:value-type="string">
            <text:p>GET_PARAM(TypeTag,bool, EnableVolumeIntegral)</text:p>
          </table:table-cell>
          <table:table-cell table:number-columns-repeated="1023"/>
        </table:table-row>
        <table:table-row table:style-name="ro1">
          <table:table-cell office:value-type="string">
            <text:p>GET_PARAM(TypeTag,bool, RestrictFluxInTransport)</text:p>
          </table:table-cell>
          <table:table-cell table:number-columns-repeated="1023"/>
        </table:table-row>
        <table:table-row table:style-name="ro1">
          <table:table-cell office:value-type="string">
            <text:p>GET_PARAM(TypeTag, int, MinLevel)</text:p>
          </table:table-cell>
          <table:table-cell/>
          <table:table-cell office:value-type="string">
            <text:p>GET_PARAM_FROM_GROUP(TypeTag, int, GridAdapt, MinLevel)</text:p>
          </table:table-cell>
          <table:table-cell table:number-columns-repeated="1021"/>
        </table:table-row>
        <table:table-row table:style-name="ro1">
          <table:table-cell office:value-type="string">
            <text:p>GET_PARAM(TypeTag, int, MaxLevel)</text:p>
          </table:table-cell>
          <table:table-cell/>
          <table:table-cell office:value-type="string">
            <text:p>GET_PARAM_FROM_GROUP(TypeTag, int, GridAdapt, MaxLevel)</text:p>
          </table:table-cell>
          <table:table-cell table:number-columns-repeated="1021"/>
        </table:table-row>
        <table:table-row table:style-name="ro1">
          <table:table-cell office:value-type="string">
            <text:p>GET_PARAM(TypeTag, int, AdaptionInterval)</text:p>
          </table:table-cell>
          <table:table-cell/>
          <table:table-cell office:value-type="string">
            <text:p>GET_PARAM_FROM_GROUP(TypeTag, int, GridAdapt, AdaptionInterval)</text:p>
          </table:table-cell>
          <table:table-cell table:number-columns-repeated="1021"/>
        </table:table-row>
        <table:table-row table:style-name="ro1">
          <table:table-cell office:value-type="string">
            <text:p>GET_PARAM(TypeTag, bool, EnableInitializationIndicator)</text:p>
          </table:table-cell>
          <table:table-cell/>
          <table:table-cell office:value-type="string">
            <text:p>GET_PARAM_FROM_GROUP(TypeTag, bool, GridAdapt, EnableInitializationIndicator)</text:p>
          </table:table-cell>
          <table:table-cell table:number-columns-repeated="1021"/>
        </table:table-row>
        <table:table-row table:style-name="ro1">
          <table:table-cell office:value-type="string">
            <text:p>GET_PARAM(TypeTag, int, IterationFlag);</text:p>
          </table:table-cell>
          <table:table-cell/>
          <table:table-cell office:value-type="string">
            <text:p>GET_PARAM_FROM_GROUP(TypeTag, int, IMPES, IterationFlag);</text:p>
          </table:table-cell>
          <table:table-cell table:number-columns-repeated="1021"/>
        </table:table-row>
        <table:table-row table:style-name="ro1">
          <table:table-cell office:value-type="string">
            <text:p>GET_PARAM(TypeTag, int, IterationNumber);</text:p>
          </table:table-cell>
          <table:table-cell/>
          <table:table-cell office:value-type="string">
            <text:p>GET_PARAM_FROM_GROUP(TypeTag, int, IMPES, IterationNumber);</text:p>
          </table:table-cell>
          <table:table-cell table:number-columns-repeated="1021"/>
        </table:table-row>
        <table:table-row table:style-name="ro1">
          <table:table-cell office:value-type="string">
            <text:p>GET_PARAM(TypeTag, Scalar, MaximumDefect);</text:p>
          </table:table-cell>
          <table:table-cell/>
          <table:table-cell office:value-type="string">
            <text:p>GET_PARAM_FROM_GROUP(TypeTag, Scalar, IMPES, MaximumDefect);</text:p>
          </table:table-cell>
          <table:table-cell table:number-columns-repeated="1021"/>
        </table:table-row>
        <table:table-row table:style-name="ro1">
          <table:table-cell office:value-type="string">
            <text:p>GET_PARAM(TypeTag, Scalar, RelaxationFactor);</text:p>
          </table:table-cell>
          <table:table-cell/>
          <table:table-cell office:value-type="string">
            <text:p>GET_PARAM_FROM_GROUP(TypeTag, Scalar, IMPES, RelaxationFactor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Freeflow: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StabilizationAlpha)</text:p>
          </table:table-cell>
          <table:table-cell/>
          <table:table-cell office:value-type="string">
            <text:p>GET_PARAM_FROM_GROUP(TypeTag, Scalar, Stokes, StabilizationAlpha)</text:p>
          </table:table-cell>
          <table:table-cell table:number-columns-repeated="1021"/>
        </table:table-row>
        <table:table-row table:style-name="ro1">
          <table:table-cell office:value-type="string">
            <text:p>GET_PARAM(TypeTag, Scalar, StabilizationBeta)</text:p>
          </table:table-cell>
          <table:table-cell/>
          <table:table-cell office:value-type="string">
            <text:p>GET_PARAM_FROM_GROUP(TypeTag, Scalar, Stokes, StabilizationBeta)</text:p>
          </table:table-cell>
          <table:table-cell table:number-columns-repeated="1021"/>
        </table:table-row>
        <table:table-row table:style-name="ro1">
          <table:table-cell office:value-type="string">
            <text:p>GET_PARAM(TypeTag, Scalar, MassUpwindWeight)</text:p>
          </table:table-cell>
          <table:table-cell/>
          <table:table-cell office:value-type="string">
            <text:p>--- already defined in box; should this be model (+equation) specific? ---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ommon:</text:p>
          </table:table-cell>
          <table:table-cell table:number-columns-repeated="1023"/>
        </table:table-row>
        <table:table-row table:style-name="ro1">
          <table:table-cell office:value-type="string">
            <text:p>GET_PARAM(TypeTag, bool, EnableGravity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Linear:</text:p>
          </table:table-cell>
          <table:table-cell table:number-columns-repeated="1023"/>
        </table:table-row>
        <table:table-row table:style-name="ro1">
          <table:table-cell office:value-type="string">
            <text:p>GET_PARAM(TypeTag, double, PreconditionerRelaxation)</text:p>
          </table:table-cell>
          <table:table-cell table:number-columns-repeated="1023"/>
        </table:table-row>
        <table:table-row table:style-name="ro1">
          <table:table-cell office:value-type="string">
            <text:p>GET_PARAM(TypeTag, int, PreconditionerIterations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int, LinearSolver, Verbosity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double, LinearSolver, MaxIterations)</text:p>
          </table:table-cell>
          <table:table-cell table:number-columns-repeated="1023"/>
        </table:table-row>
        <table:table-row table:style-name="ro1">
          <table:table-cell office:value-type="string">
            <text:p>GET_PARAM(TypeTag, int, GMResRestart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double, LinearSolver, ResidualReduction)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onlinear: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Newton, UseLineSearch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Newton, EnableRelativeCriterion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Newton, EnableAbsoluteCriterion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Newton, SatisfyAbsAndRel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Scalar, Newton, RelTolerance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Scalar, Newton, AbsTolerance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int, Newton, TargetSteps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int, Newton, MaxSteps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Newton, WriteConvergenc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untim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ommon: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Grid.upperRightX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int, Grid.numberOfCellsX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Grid.upperRightY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int, Grid.numberOfCellsY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Grid.upperRightZ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int, Grid.numberOfCellsZ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td::string, gridFile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td::string, parameterFile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bool, PrintProperties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restart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bool, PrintParameters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tEnd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dtInitial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est: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int, FluidSystem.nTemperature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int, FluidSystem.nPressure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FluidSystem.pressureLow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FluidSystem.pressureHigh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FluidSystem.temperatureLow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FluidSystem.temperatureHigh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InitialConditions.temperature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InitialConditions.depthBOR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td::string, SimulationControl.name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delta_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int, numRefine)</text:p>
          </table:table-cell>
          <table:table-cell table:number-columns-repeated="1023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20.07.2012</text:date>, <text:time>16:42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06</meta:generator>
    <dc:date>2012-07-20T16:42:16</dc:date>
    <meta:editing-duration>PT5H36M42S</meta:editing-duration>
    <meta:editing-cycles>3</meta:editing-cycles>
    <meta:document-statistic meta:table-count="1" meta:cell-count="112" meta:object-count="0"/>
  </office:meta>
</office:document-meta>
</file>